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6.71pt"/>
    </style:style>
    <style:style style:name="co2" style:family="table-column">
      <style:table-column-properties fo:break-before="auto" style:column-width="61.8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242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Item 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Cost per Unit</text:p>
          </table:table-cell>
          <table:table-cell table:style-name="ce1" office:value-type="string" calcext:value-type="string">
            <text:p>Link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ItsyBitsy 5V (32u4)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9.95" calcext:value-type="float">
            <text:p>$9.95</text:p>
          </table:table-cell>
          <table:table-cell table:style-name="ce7" office:value-type="string" calcext:value-type="string">
            <text:p><text:a xlink:href="https://www.adafruit.com/product/3677" xlink:type="simple">https://www.adafruit.com/product/367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ss Air Flow Sensor (AFH55M12)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6.99" calcext:value-type="float">
            <text:p>$16.99</text:p>
          </table:table-cell>
          <table:table-cell table:style-name="ce7" office:value-type="string" calcext:value-type="string">
            <text:p><text:a xlink:href="https://a.co/d/j9cdpg2" xlink:type="simple">https://a.co/d/j9cdpg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wer Strip (Relay)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34.95" calcext:value-type="float">
            <text:p>$34.95</text:p>
          </table:table-cell>
          <table:table-cell table:style-name="ce7" office:value-type="string" calcext:value-type="string">
            <text:p><text:a xlink:href="https://www.adafruit.com/product/2935" xlink:type="simple">https://www.adafruit.com/product/2935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yton Fan Blower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50.71" calcext:value-type="float">
            <text:p>$150.71</text:p>
          </table:table-cell>
          <table:table-cell table:style-name="ce7" office:value-type="string" calcext:value-type="string">
            <text:p><text:a xlink:href="https://www.grainger.com/product/DAYTON-OEM-Blower-Rectangular-1TDT6" xlink:type="simple">https://www.grainger.com/product/DAYTON-OEM-Blower-Rectangular-1TDT6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inter K3138 (include PSU)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29.99" calcext:value-type="float">
            <text:p>$29.99</text:p>
          </table:table-cell>
          <table:table-cell table:style-name="ce7" office:value-type="string" calcext:value-type="string">
            <text:p><text:a xlink:href="https://a.co/d/7kK4p4w" xlink:type="simple">https://a.co/d/7kK4p4w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ly-planar (MA-3013G) (2-pair)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73" calcext:value-type="float">
            <text:p>$73.00</text:p>
          </table:table-cell>
          <table:table-cell table:style-name="ce7" office:value-type="string" calcext:value-type="string">
            <text:p><text:a xlink:href="https://a.co/d/jeAjoWd" xlink:type="simple">https://a.co/d/jeAjoWd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/8 to 1/8 stereo cabl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9.83" calcext:value-type="float">
            <text:p>$9.83</text:p>
          </table:table-cell>
          <table:table-cell table:style-name="ce7" office:value-type="string" calcext:value-type="string">
            <text:p><text:a xlink:href="https://a.co/d/8GvUhxT" xlink:type="simple">https://a.co/d/8GvUhxT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ITOVE DC 12V 5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2.99" calcext:value-type="float">
            <text:p>$12.99</text:p>
          </table:table-cell>
          <table:table-cell table:style-name="ce7" office:value-type="string" calcext:value-type="string">
            <text:p><text:a xlink:href="https://a.co/d/gC0HhTv" xlink:type="simple">https://a.co/d/gC0HhTv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SB A-Male to Micro B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7.45" calcext:value-type="float">
            <text:p>$7.45</text:p>
          </table:table-cell>
          <table:table-cell table:style-name="ce8" office:value-type="string" calcext:value-type="string">
            <text:p><text:a xlink:href="https://a.co/d/1P6mdxp" xlink:type="simple">https://a.co/d/1P6mdxp</text:a></text:p>
          </table:table-cell>
          <table:table-cell table:number-columns-repeated="1020"/>
        </table:table-row>
        <table:table-row table:style-name="ro1">
          <table:table-cell table:style-name="ce2"/>
          <table:table-cell/>
          <table:table-cell table:style-name="ce6"/>
          <table:table-cell table:number-columns-repeated="1021"/>
        </table:table-row>
        <table:table-row table:style-name="ro1">
          <table:table-cell table:style-name="ce1" office:value-type="string" calcext:value-type="string">
            <text:p>Circuit</text:p>
          </table:table-cell>
          <table:table-cell/>
          <table:table-cell table:style-name="ce6"/>
          <table:table-cell table:number-columns-repeated="1021"/>
        </table:table-row>
        <table:table-row table:style-name="ro1">
          <table:table-cell table:style-name="ce2" office:value-type="string" calcext:value-type="string">
            <text:p>Mosfet SI7460DP-T1-GE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3.2" calcext:value-type="float">
            <text:p>$3.20</text:p>
          </table:table-cell>
          <table:table-cell table:style-name="ce7" office:value-type="string" calcext:value-type="string">
            <text:p><text:a xlink:href="https://mou.sr/3GcY9ni" xlink:type="simple">https://mou.sr/3GcY9ni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0K SMD Resistors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.1" calcext:value-type="float">
            <text:p>$0.10</text:p>
          </table:table-cell>
          <table:table-cell table:style-name="ce7" office:value-type="string" calcext:value-type="string">
            <text:p><text:a xlink:href="https://www.digikey.com/short/b225jcwt" xlink:type="simple">https://www.digikey.com/short/b225jcwt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oenix connectors <text:s/>(2-pin) Male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.86" calcext:value-type="float">
            <text:p>$0.86</text:p>
          </table:table-cell>
          <table:table-cell table:style-name="ce7" office:value-type="string" calcext:value-type="string">
            <text:p><text:a xlink:href="https://www.digikey.com/short/v2rp7dfq" xlink:type="simple">https://www.digikey.com/short/v2rp7dfq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oenix connectors <text:s/>(2-pin) Female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.56" calcext:value-type="float">
            <text:p>$0.56</text:p>
          </table:table-cell>
          <table:table-cell table:style-name="ce7" office:value-type="string" calcext:value-type="string">
            <text:p><text:a xlink:href="https://www.digikey.com/short/2jq08mjc" xlink:type="simple">https://www.digikey.com/short/2jq08mjc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hoenix connectors (3-pin) Mal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99" calcext:value-type="float">
            <text:p>$0.99</text:p>
          </table:table-cell>
          <table:table-cell table:style-name="ce7" office:value-type="string" calcext:value-type="string">
            <text:p><text:a xlink:href="https://www.digikey.com/short/0bnhntht" xlink:type="simple">https://www.digikey.com/short/0bnhntht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hoenix connectors (3-pin) Femal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61" calcext:value-type="float">
            <text:p>$0.61</text:p>
          </table:table-cell>
          <table:table-cell table:style-name="ce7" office:value-type="string" calcext:value-type="string">
            <text:p><text:a xlink:href="https://www.digikey.com/short/tmn3hnwd" xlink:type="simple">https://www.digikey.com/short/tmn3hnwd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hoenix connectors (4-pin) Male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.31" calcext:value-type="float">
            <text:p>$1.31</text:p>
          </table:table-cell>
          <table:table-cell table:style-name="ce7" office:value-type="string" calcext:value-type="string">
            <text:p><text:a xlink:href="https://www.digikey.com/short/q49w7p2v" xlink:type="simple">https://www.digikey.com/short/q49w7p2v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hoenix connectors (4-pin) Female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.8" calcext:value-type="float">
            <text:p>$0.80</text:p>
          </table:table-cell>
          <table:table-cell table:style-name="ce7" office:value-type="string" calcext:value-type="string">
            <text:p><text:a xlink:href="https://www.digikey.com/short/z0fpdm75" xlink:type="simple">https://www.digikey.com/short/z0fpdm75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hoenix connectors (5-pin) Mal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.64" calcext:value-type="float">
            <text:p>$1.64</text:p>
          </table:table-cell>
          <table:table-cell table:style-name="ce7" office:value-type="string" calcext:value-type="string">
            <text:p><text:a xlink:href="https://www.digikey.com/short/pq89nvjq" xlink:type="simple">https://www.digikey.com/short/pq89nvjq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hoenix connectors (5-pin) Femal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79" calcext:value-type="float">
            <text:p>$0.79</text:p>
          </table:table-cell>
          <table:table-cell table:style-name="ce7" office:value-type="string" calcext:value-type="string">
            <text:p><text:a xlink:href="https://www.digikey.com/short/rcw1rhhv" xlink:type="simple">https://www.digikey.com/short/rcw1rhhv</text:a></text:p>
          </table:table-cell>
          <table:table-cell table:number-columns-repeated="1020"/>
        </table:table-row>
        <table:table-row table:style-name="ro1" table:number-rows-repeated="981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1" meta:object-count="0"/>
    <meta:generator>LibreOfficeDev/6.0.5.2$Linux_X86_64 LibreOffice_project/</meta:generator>
  </office:meta>
</office:document-meta>
</file>